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ArialMT" svg:font-family="ArialMT" style:font-family-generic="swiss"/>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Index_20_1">
      <style:paragraph-properties>
        <style:tab-stops/>
      </style:paragraph-properties>
    </style:style>
    <style:style style:name="P2" style:family="paragraph" style:parent-style-name="CopyrightText" style:master-page-name="">
      <style:paragraph-properties style:page-number="auto" fo:break-before="page"/>
    </style:style>
    <style:style style:name="P3" style:family="paragraph" style:parent-style-name="Index_20_Separator">
      <style:paragraph-properties>
        <style:tab-stops/>
      </style:paragraph-properties>
    </style:style>
    <style:style style:name="P4" style:family="paragraph" style:parent-style-name="Index_20_2">
      <style:paragraph-properties>
        <style:tab-stops/>
      </style:paragraph-properties>
    </style:style>
    <style:style style:name="P5" style:family="paragraph" style:parent-style-name="Index_20_3">
      <style:paragraph-properties>
        <style:tab-stops/>
      </style:paragraph-properties>
    </style:style>
    <style:style style:name="P6" style:family="paragraph" style:parent-style-name="Preformatted_20_Text">
      <style:text-properties style:font-name="Times New Roman" fo:font-size="11pt" style:font-size-asian="11pt" style:font-size-complex="11pt"/>
    </style:style>
    <style:style style:name="P7" style:family="paragraph" style:parent-style-name="Preformatted_20_Text">
      <style:text-properties style:font-name="Courier1"/>
    </style:style>
    <style:style style:name="P8" style:family="paragraph" style:parent-style-name="Preformatted_20_Text">
      <style:text-properties style:font-name="Courier1" fo:font-size="11pt" style:font-size-asian="11pt" style:font-size-complex="11pt"/>
    </style:style>
    <style:style style:name="P9" style:family="paragraph" style:parent-style-name="Preformatted_20_Text">
      <style:paragraph-properties fo:margin-top="0cm" fo:margin-bottom="0.499cm"/>
      <style:text-properties style:font-name="Times New Roman" fo:font-size="11pt" style:font-size-asian="11pt" style:font-size-complex="11pt"/>
    </style:style>
    <style:style style:name="P10" style:family="paragraph" style:parent-style-name="Preformatted_20_Text">
      <style:paragraph-properties fo:margin-top="0cm" fo:margin-bottom="0.499cm"/>
      <style:text-properties style:font-name="Courier1" fo:font-size="11pt" style:font-size-asian="11pt" style:font-size-complex="11pt"/>
    </style:style>
    <style:style style:name="P11" style:family="paragraph" style:parent-style-name="Text_20_body">
      <style:text-properties style:font-name="Times New Roman"/>
    </style:style>
    <style:style style:name="P12" style:family="paragraph" style:parent-style-name="Text_20_body">
      <style:text-properties style:font-name="Times New Roman" fo:font-size="11pt" style:font-size-asian="11pt" style:font-size-complex="11pt"/>
    </style:style>
    <style:style style:name="P13" style:family="paragraph" style:parent-style-name="Text_20_body">
      <style:text-properties style:font-name="Times New Roman" fo:font-size="11pt" fo:font-weight="bold" style:font-size-asian="11pt" style:font-size-complex="11pt"/>
    </style:style>
    <style:style style:name="P14" style:family="paragraph" style:parent-style-name="Text_20_body">
      <style:text-properties style:font-name="Courier1" fo:font-size="11pt" style:font-size-asian="11pt" style:font-size-complex="11pt"/>
    </style:style>
    <style:style style:name="P15" style:family="paragraph" style:parent-style-name="Contents_20_1">
      <style:paragraph-properties>
        <style:tab-stops/>
      </style:paragraph-properties>
    </style:style>
    <style:style style:name="P16" style:family="paragraph" style:parent-style-name="Footnote">
      <style:text-properties style:font-name="Times New Roman" fo:font-size="9pt" style:font-size-asian="9pt" style:font-size-complex="9pt"/>
    </style:style>
    <style:style style:name="P17" style:family="paragraph" style:parent-style-name="CoverTitle" style:master-page-name="CoverPage">
      <style:paragraph-properties style:page-number="auto"/>
    </style:style>
    <style:style style:name="P18" style:family="paragraph" style:parent-style-name="Text_20_body">
      <style:text-properties style:font-name="Times New Roman" fo:font-size="11pt"/>
    </style:style>
    <style:style style:name="P19"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Times New Roman" fo:font-size="11pt" fo:font-style="normal" style:font-size-asian="11pt" style:font-style-asian="normal" style:font-size-complex="11pt" style:font-style-complex="normal"/>
    </style:style>
    <style:style style:name="P21" style:family="paragraph" style:parent-style-name="Text_20_body" style:list-style-name="L1">
      <style:text-properties style:font-name="Times New Roman" fo:font-size="11pt" style:font-size-asian="11pt" style:font-size-complex="11pt"/>
    </style:style>
    <style:style style:name="P22" style:family="paragraph" style:parent-style-name="Text_20_body" style:list-style-name="L2">
      <style:text-properties style:font-name="Times New Roman" fo:font-size="11pt" style:font-size-asian="11pt" style:font-size-complex="11pt"/>
    </style:style>
    <style:style style:name="P23" style:family="paragraph" style:parent-style-name="Text_20_body" style:list-style-name="L3">
      <style:text-properties style:font-name="Times New Roman" fo:font-size="11pt" style:font-size-asian="11pt" style:font-size-complex="11pt"/>
    </style:style>
    <style:style style:name="P24" style:family="paragraph" style:parent-style-name="Text_20_body" style:list-style-name="L4">
      <style:text-properties style:font-name="Times New Roman" fo:font-size="11pt" style:font-size-asian="11pt" style:font-size-complex="11pt"/>
    </style:style>
    <style:style style:name="P25" style:family="paragraph" style:parent-style-name="Text_20_body" style:list-style-name="L5">
      <style:text-properties style:font-name="Times New Roman" fo:font-size="11pt" style:font-size-asian="11pt" style:font-size-complex="11pt"/>
    </style:style>
    <style:style style:name="P26" style:family="paragraph" style:parent-style-name="Text_20_body" style:list-style-name="L6"/>
    <style:style style:name="P27" style:family="paragraph" style:parent-style-name="Text_20_body">
      <style:text-properties style:font-name="Times New Roman"/>
    </style:style>
    <style:style style:name="P28" style:family="paragraph" style:parent-style-name="Text_20_body" style:list-style-name="L7">
      <style:text-properties style:font-name="Times New Roman"/>
    </style:style>
    <style:style style:name="P29" style:family="paragraph" style:parent-style-name="Text_20_body">
      <style:text-properties style:font-name="Times New Roman" fo:font-size="11pt"/>
    </style:style>
    <style:style style:name="P30" style:family="paragraph" style:parent-style-name="Text_20_body">
      <style:text-properties style:font-name="Times New Roman" fo:font-size="11pt" style:font-size-asian="11pt" style:font-size-complex="11pt"/>
    </style:style>
    <style:style style:name="P31" style:family="paragraph" style:parent-style-name="Text_20_body" style:list-style-name="L8">
      <style:text-properties style:font-name="Times New Roman" fo:font-size="11pt" style:font-size-asian="11pt" style:font-size-complex="11pt"/>
    </style:style>
    <style:style style:name="P32" style:family="paragraph" style:parent-style-name="Text_20_body" style:list-style-name="L9">
      <style:text-properties style:font-name="Times New Roman" fo:font-size="11pt" style:font-size-asian="11pt" style:font-size-complex="11pt"/>
    </style:style>
    <style:style style:name="P33" style:family="paragraph" style:parent-style-name="Text_20_body">
      <style:text-properties style:font-name="Courier2" fo:font-size="10pt"/>
    </style:style>
    <style:style style:name="P34" style:family="paragraph" style:parent-style-name="Heading_20_1">
      <style:paragraph-properties fo:break-before="page"/>
    </style:style>
    <style:style style:name="P35" style:family="paragraph" style:parent-style-name="Preformatted_20_Text" style:list-style-name="L1"/>
    <style:style style:name="P36" style:family="paragraph" style:parent-style-name="Preformatted_20_Text" style:list-style-name="L2">
      <style:text-properties style:font-name="Times New Roman" fo:font-size="11pt" style:font-size-asian="11pt" style:font-size-complex="11pt"/>
    </style:style>
    <style:style style:name="P37" style:family="paragraph" style:parent-style-name="Preformatted_20_Text" style:list-style-name="L3">
      <style:text-properties style:font-name="Times New Roman" fo:font-size="11pt" style:font-size-asian="11pt" style:font-size-complex="11pt"/>
    </style:style>
    <style:style style:name="P38" style:family="paragraph" style:parent-style-name="Preformatted_20_Text" style:list-style-name="L3"/>
    <style:style style:name="P39" style:family="paragraph" style:parent-style-name="Preformatted_20_Text" style:list-style-name="L3">
      <style:text-properties style:font-name="Courier1"/>
    </style:style>
    <style:style style:name="P40" style:family="paragraph" style:parent-style-name="Preformatted_20_Text">
      <style:text-properties style:font-name="Courier2" fo:font-size="10pt"/>
    </style:style>
    <style:style style:name="P41" style:family="paragraph" style:parent-style-name="Preformatted_20_Text">
      <style:text-properties style:font-name="Times New Roman" fo:font-size="11pt" style:font-size-asian="11pt" style:font-size-complex="11pt"/>
    </style:style>
    <style:style style:name="P42" style:family="paragraph" style:parent-style-name="Preformatted_20_Text" style:list-style-name="L2">
      <style:paragraph-properties fo:margin-top="0cm" fo:margin-bottom="0.499cm"/>
      <style:text-properties style:font-name="Times New Roman" fo:font-size="11pt" style:font-size-asian="11pt" style:font-size-complex="11pt"/>
    </style:style>
    <style:style style:name="P43" style:family="paragraph" style:parent-style-name="Preformatted_20_Text" style:list-style-name="L3">
      <style:paragraph-properties fo:margin-top="0cm" fo:margin-bottom="0.499cm"/>
      <style:text-properties style:font-name="Times New Roman" fo:font-size="11pt" style:font-size-asian="11pt" style:font-size-complex="11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font-style="normal" style:font-style-asian="normal" style:font-style-complex="normal"/>
    </style:style>
    <style:style style:name="T9" style:family="text">
      <style:text-properties style:font-name="NewCenturySchlbk"/>
    </style:style>
    <style:style style:name="T10" style:family="text">
      <style:text-properties style:font-name="NewCenturySchlbk" fo:font-size="11pt"/>
    </style:style>
    <style:style style:name="T11" style:family="text">
      <style:text-properties style:font-name="NewCenturySchlbk" fo:font-size="11pt" fo:font-style="italic"/>
    </style:style>
    <style:style style:name="T12" style:family="text">
      <style:text-properties style:font-name="NewCenturySchlbk" fo:font-size="9pt"/>
    </style:style>
    <style:style style:name="T13" style:family="text">
      <style:text-properties style:font-name="NewCenturySchlbk" fo:font-style="italic"/>
    </style:style>
    <style:style style:name="T14" style:family="text">
      <style:text-properties style:font-name="NewCenturySchlbk" fo:font-size="6pt"/>
    </style:style>
    <style:style style:name="T15" style:family="text">
      <style:text-properties fo:font-size="11pt"/>
    </style:style>
    <style:style style:name="T16" style:family="text">
      <style:text-properties fo:font-size="11pt" fo:font-style="italic"/>
    </style:style>
    <style:style style:name="T17" style:family="text">
      <style:text-properties style:font-name="Courier2"/>
    </style:style>
    <style:style style:name="T18" style:family="text">
      <style:text-properties style:font-name="Courier2" fo:font-size="10pt"/>
    </style:style>
    <style:style style:name="T19" style:family="text">
      <style:text-properties fo:font-size="10pt"/>
    </style:style>
    <style:style style:name="T20" style:family="text">
      <style:text-properties fo:font-size="10pt" fo:font-weight="bold"/>
    </style:style>
    <style:style style:name="T21" style:family="text">
      <style:text-properties style:font-name="Helvetica4" fo:font-size="10pt" fo:font-weight="bold"/>
    </style:style>
    <style:style style:name="T22" style:family="text">
      <style:text-properties style:font-name="Helvetica4" fo:font-weight="bold"/>
    </style:style>
    <style:style style:name="T23" style:family="text">
      <style:text-properties style:font-name="Helvetica4" fo:font-size="8pt"/>
    </style:style>
    <style:style style:name="T24" style:family="text">
      <style:text-properties style:font-name="Helvetica4" fo:font-size="9pt" fo:font-weight="bold"/>
    </style:style>
    <style:style style:name="T25" style:family="text">
      <style:text-properties style:font-name="Helvetica4" fo:font-size="12pt" fo:font-weight="bold"/>
    </style:style>
    <style:style style:name="T26" style:family="text">
      <style:text-properties style:font-name="Helvetica4" fo:font-size="14pt" fo:font-weight="bold" style:font-size-asian="14pt" style:font-size-complex="14pt"/>
    </style:style>
    <style:style style:name="T27" style:family="text">
      <style:text-properties style:font-name="Courier New"/>
    </style:style>
    <style:style style:name="T28" style:family="text">
      <style:text-properties style:font-name="Times New Roman" fo:font-size="11pt" style:font-size-asian="11pt" style:font-size-complex="11pt"/>
    </style:style>
    <style:style style:name="T29" style:family="text">
      <style:text-properties style:font-name="Times New Roman" fo:font-size="11pt" fo:font-weight="bold" style:font-size-asian="11pt" style:font-size-complex="11pt"/>
    </style:style>
    <style:style style:name="T30" style:family="text">
      <style:text-properties style:font-name="Times New Roman" fo:font-size="11pt" fo:font-style="italic" style:font-size-asian="11pt" style:font-size-complex="11pt"/>
    </style:style>
    <style:style style:name="T31" style:family="text">
      <style:text-properties style:font-name="Courier1"/>
    </style:style>
    <style:style style:name="T32" style:family="text">
      <style:text-properties fo:font-size="13pt" style:font-size-asian="13pt" style:font-size-complex="13pt"/>
    </style:style>
    <style:style style:name="T33" style:family="text">
      <style:text-properties fo:font-size="14pt" style:font-size-asian="14pt" style:font-size-complex="14pt"/>
    </style:style>
    <style:style style:name="T34" style:family="text">
      <style:text-properties style:font-name="Helvetica3" fo:font-size="14pt" fo:font-weight="bold" style:font-size-asian="14pt" style:font-size-complex="14pt"/>
    </style:style>
    <style:style style:name="T35" style:family="text">
      <style:text-properties style:font-name="Helvetica3" fo:font-size="14pt" style:font-size-asian="14pt" style:font-size-complex="14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17">NetRexx User Guide</text:p>
      <text:p text:style-name="CoverDate">September 1<text:span text:style-name="T7">st</text:span>,2011</text:p>
      <text:p text:style-name="CoverAuthor">Rexx Language Association<text:line-break/></text:p>
      <text:p text:style-name="CoverEmail"><text:a xlink:type="simple" xlink:href="http://rexxla.org/">http://rexxla.org</text:a></text:p>
      <text:p text:style-name="CoverStatus">Version 0.60</text:p>
      <text:p text:style-name="P2"/>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23070_1016530491" text:style-name="Internet_20_link" text:visited-style-name="Internet_20_link"><text:span text:style-name="Strong_20_Emphasis">Introduction</text:span></text:a> <text:s text:c="4"/><text:span text:style-name="Page_20_Number">5</text:span></text:p>
          <text:p text:style-name="P15"><text:a xlink:type="simple" xlink:href="#__RefHeading__23072_1016530491" text:style-name="Internet_20_link" text:visited-style-name="Internet_20_link"><text:span text:style-name="Strong_20_Emphasis">Installation</text:span></text:a> <text:s text:c="4"/><text:span text:style-name="Page_20_Number">7</text:span></text:p>
          <text:p text:style-name="P15"><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15"><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15"><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15"><text:s text:c="5"/><text:span text:style-name="Page_20_Number">15</text:span></text:p>
          <text:p text:style-name="P15"><text:a xlink:type="simple" xlink:href="#__RefHeading__1032_867219443" text:style-name="Internet_20_link" text:visited-style-name="Internet_20_link"><text:span text:style-name="Strong_20_Emphasis">Index</text:span></text:a> <text:s text:c="4"/><text:span text:style-name="Page_20_Number">17</text:span></text:p>
        </text:index-body>
      </text:table-of-content>
      <text:h text:style-name="P34" text:outline-level="1"><text:bookmark text:name="__RefHeading__23070_1016530491"/><text:reference-mark text:name="refpart1"/>Introduction<text:bookmark-end text:name="__RefHeading__23070_1016530491"/></text:h>
      <text:p text:style-name="P12">This document is the User’s Guide for the reference implementation of NetRexx. NetRexx is a <text:span text:style-name="T5">human-oriented </text:span>programming language which makes writing and using Java1 classes quicker and easier than writing in Java<text:note text:id="ftn1" text:note-class="footnote"><text:note-citation>1</text:note-citation><text:note-body><text:p text:style-name="Footnote">Java is a trademark of Oracle, Inc.</text:p></text:note-body></text:note>. </text:p>
      <text:p text:style-name="P12">In this Guide, you’ll find information on: </text:p>
      <text:p text:style-name="P12">• Installing NetRexx </text:p>
      <text:p text:style-name="P12">• Using the NetRexx translator as a compiler, interpreter, or syntax checker </text:p>
      <text:p text:style-name="P12">• Current restrictions. </text:p>
      <text:p text:style-name="P12">The NetRexx documentation and software are open source and distributed by The Rexx Language Association under the ICU license. For the terms of this licence, see the included LICENSE file in this package.</text:p>
      <text:p text:style-name="P12">For details of the NetRexx language, and the latest news, downloads, <text:span text:style-name="T5">etc., </text:span>please see the NetRexx documentation included with the package or available at: http://www.netrexx.org</text:p>
      <text:p text:style-name="P19"/>
      <text:h text:style-name="Heading_20_1" text:outline-level="1"><text:bookmark text:name="__RefHeading__23072_1016530491"/><text:reference-mark text:name="reflangob"/><text:span text:style-name="T8">Installation</text:span><text:bookmark-end text:name="__RefHeading__23072_1016530491"/></text:h>
      <text:p text:style-name="P20">This section of the document tells you how to unpack, install, and test the NetRexx translator package. This will install documentation, samples, and executables. It will first state some generic steps that are sufficient for most users. The appendices contain very specific instructions for a range of platforms that NetRexx is used on. </text:p>
      <text:p text:style-name="P12">Note that to run any of the samples, or use the NetRexx translator, you must have already installed the Java runtime (and toolkit, if you want to compile NetRexx programs using the default compiler). </text:p>
      <text:p text:style-name="P12">The NetRexx samples and translator, as of version 3.01, will run on 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prompt: </text:p>
      <text:p text:style-name="P9"><text:s text:c="4"/>java –version</text:p>
      <text:p text:style-name="P12">which should display a response similar to this: </text:p>
      <text:p text:style-name="Preformatted_20_Text">java version "1.6.0_26"</text:p>
      <text:p text:style-name="Preformatted_20_Text">Java(TM) SE Runtime Environment (build 1.6.0_26-b03-383-11A511)</text:p>
      <text:p text:style-name="Preformatted_20_Text">Java HotSpot(TM) 64-Bit Server VM (build 20.1-b02-383, mixed mode)</text:p>
      <text:p text:style-name="P12"/>
      <text:p text:style-name="P12">For more information on Java installation: </text:p>
      <text:p text:style-name="P12">• For some operating environments</text:p>
      <text:p text:style-name="P12">• For other operating systems, see the <text:span text:style-name="T5">Sun Microsystems Java </text:span>web page at http://www.javasoft.com – or other suppliers of Java toolkits. </text:p>
      <text:p text:style-name="P20"/>
      <text:p text:style-name="Text_20_body"/>
      <text:h text:style-name="Heading_20_1" text:outline-level="1"><text:bookmark text:name="__RefHeading__2358_867219443"/>Unpacking the NetRexx package<text:bookmark-end text:name="__RefHeading__2358_867219443"/></text:h>
      <text:p text:style-name="P12">The NetRexx package is shipped as a collection of files compressed into the file NetRexx<text:span text:style-name="T6">&lt;version&gt;</text:span>.zip. </text:p>
      <text:p text:style-name="P12">Most modern operating environments can uncompress a .zip package by doubleclicking.</text:p>
      <text:p text:style-name="P13">Unpacking the NetRexx.zip file </text:p>
      <text:p text:style-name="P12">An <text:span text:style-name="T4">unzip </text:span>command is included in most Linux distributions, and Mac OSX. You can also use the <text:span text:style-name="T4">jar </text:span>command which comes with all Java development kits. </text:p>
      <text:p text:style-name="P12">Choose where you want the NetRexx directory tree to reside, and unpack the zip file in the directory which will be the parent of the NetRexx tree. Here are some tips: </text:p>
      <text:list xml:id="list53314519" text:style-name="L1">
        <text:list-item>
          <text:p text:style-name="P21">The syntax for unzipping NetRexx.zip is simply </text:p>
          <text:p text:style-name="P35"><text:s text:c="8"/>unzip NetRexx</text:p>
          <text:p text:style-name="P21">which should create the files and directory structure directly. </text:p>
        </text:list-item>
        <text:list-item>
          <text:p text:style-name="P21"><text:span text:style-name="T4">WinZip: </text:span>all versions may be used</text:p>
        </text:list-item>
        <text:list-item>
          <text:p text:style-name="P21"><text:span text:style-name="T4">Linux unzip: </text:span>use the syntax: unzip –a NetRexx. The “–a” flag will automatically convert text files to Unix format if necessary</text:p>
        </text:list-item>
        <text:list-item>
          <text:p text:style-name="P21"><text:span text:style-name="T4">jar: </text:span>The syntax for unzipping NetRexx.zip is </text:p>
          <text:p text:style-name="P35">jar xf NetRexx.zip </text:p>
          <text:p text:style-name="P35"/>
          <text:p text:style-name="P21">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11"><text:span text:style-name="T15">After unpacking, the following directories</text:span><text:span text:style-name="T15"><text:note text:id="ftn3" text:note-class="footnote"><text:note-citation>3</text:note-citation><text:note-body><text:p text:style-name="Footnote">On MS/Windows systems, slashes will be backward slashes</text:p></text:note-body></text:note></text:span><text:span text:style-name="T15"> should have been created:</text:span></text:p>
      <text:p text:style-name="P18">-TODO-</text:p>
      <text:h text:style-name="Heading_20_1" text:outline-level="1"><text:bookmark text:name="__RefHeading__23086_1016530491"/>Installing the NetRexx Translator<text:bookmark-end text:name="__RefHeading__23086_1016530491"/></text:h>
      <text:p text:style-name="P12">The NetRexx package includes the NetRexx translator – a Java application which can be used for compiling, interpreting, or syntax-checking NetRexx programs. The procedure for installation is briefly as follows (full details are given later): </text:p>
      <text:list xml:id="list2011815303" text:style-name="L2">
        <text:list-item>
          <text:p text:style-name="P22">Make the translator visible to the Java Virtual Machine (JVM) - either: </text:p>
          <text:list>
            <text:list-item>
              <text:p text:style-name="P22">Add the full path and filename of the NetRexx\lib\NetRexxC.jar to the CLASSPATH environment variable for your operating system. </text:p>
            </text:list-item>
          </text:list>
        </text:list-item>
      </text:list>
      <text:list xml:id="list2058383955" text:style-name="L6">
        <text:list-item>
          <text:list>
            <text:list-header>
              <text:p text:style-name="P26"><text:span text:style-name="T28">Note: if you have a NetRexxC.zip in your CLASSPATH from an earlier version of Rexx, remove it (NetRexxC.jar replaces NetRexxC.zip).</text:span></text:p>
            </text:list-header>
            <text:list-item>
              <text:p text:style-name="P26"><text:span text:style-name="T28">Or (deprecated): Copy the file NetRexx\lib\NetRexxC.jar to the jre\lib\ext directory in the Java installation tree. The JVM will automatically find it there and make it available. This has serious drawback, however:</text:span></text:p>
              <text:list>
                <text:list-item>
                  <text:p text:style-name="P26"><text:span text:style-name="T28">This breaks </text:span>NetRexx applications running in custom class loader environments such as jEdit and NetRexxScript, as well as some JSP containers.</text:p>
                </text:list-item>
                <text:list-item>
                  <text:p text:style-name="P26">As soon as the Java version is updates, NetRexx applications may mysteriously – due to the now obsolete path - fail.</text:p>
                </text:list-item>
                <text:list-item>
                  <text:p text:style-name="P26">Running multiple versions of Java and NetRexx for testing purposes will become very hard when this way of installing is chosen.</text:p>
                </text:list-item>
              </text:list>
            </text:list-item>
          </text:list>
        </text:list-item>
      </text:list>
      <text:list xml:id="list877978808" text:continue-list="list2011815303" text:style-name="L2">
        <text:list-item>
          <text:p text:style-name="P22">Copy all the files in the NetRexx\bin directory to a directory in your PATH (perhaps the \bin directory in the Java installation tree). This is not essential, but makes shorthand scripts and a test case available. </text:p>
        </text:list-item>
        <text:list-item>
          <text:p text:style-name="P22">Make the file \lib\tools.jar (which contains the javac compiler) in the Java tree visible to the JVM. You can do this either by adding its path and filename to the CLASSPATH environment variable, or by moving it to the jre\lib\ext directory in the Java tree. This file sometime goes under different names, that will be mentioned in the platform-specific appendices.</text:p>
        </text:list-item>
        <text:list-item>
          <text:p text:style-name="P22">Test the installation by making the \bin directory the current directory and issuing the following two commands exactly as written: </text:p>
          <text:p text:style-name="P36"><text:s text:c="8"/>java org.netrexx.process.NetRexxC hello</text:p>
          <text:p text:style-name="P42"><text:s text:c="8"/>java hello</text:p>
          <text:p text:style-name="P22">The first of these should translate the test program and then invoke the javac compiler to generate the class file (hello.class) for the program. The second should run the program and <text:soft-page-break/>display a simple greeting. </text:p>
        </text:list-item>
      </text:list>
      <text:p text:style-name="P12">If you have any problems or errors in the above process, please read the detailed instructions and problem-solving tips that follow. </text:p>
      <text:p text:style-name="P12"/>
      <text:h text:style-name="Heading_20_1" text:outline-level="1"><text:bookmark text:name="__RefHeading__2373_1453098226"/>Installing just the NetRexx Runtime<text:bookmark-end text:name="__RefHeading__2373_1453098226"/></text:h>
      <text:p text:style-name="P12">If you only want to run NetRexx programs and do not wish to compile or interpret them, or if you would like to use the NetRexx string (Rexx) classes from other languages, you can install just the NetRexx runtime classes. </text:p>
      <text:p text:style-name="P12">To do this, follow the appropriate instructions for installing the compiler, but use the NetRexxR.jar instead of NetRexxC.jar. The NetRexxR.jar file can be found in the NetRexx\runlib directory. </text:p>
      <text:p text:style-name="P12">You do not need to use or copy the executables in the NetRexx\bin directory. </text:p>
      <text:p text:style-name="P12">The NetRexx class files can then be referred to from Java or NetRexx programs by importing the package “netrexx.lang”. For example, a string might be of class “netrexx.lang.Rexx”. </text:p>
      <text:p text:style-name="P12">For information on the netrexx.lang.Rexx class and other classes in the runtime, see <text:span text:style-name="T8">the </text:span><text:span text:style-name="T5">NetRexx Language,</text:span><text:span text:style-name="T8"> currently in its third version and packaged as nrl3</text:span>. </text:p>
      <text:p text:style-name="P12"><text:span text:style-name="T4">Note: </text:span>If you have already installed the NetRexx translator (NetRexxC.jar) then you do not need to install NetRexxR.jar; the latter contains only the NetRexx runtime classes, and these are already included in NetRexxC.jar. </text:p>
      <text:p text:style-name="Text_20_body"/>
      <text:h text:style-name="Heading_20_1" text:outline-level="1">Testing the NetRexx Installation</text:h>
      <text:p text:style-name="P12">After installing NetRexx, it is recommended that you test that it is working correctly. If there are any problems, check the <text:span text:style-name="T5">Installation Problems </text:span>section. </text:p>
      <text:p text:style-name="P12">To test your installation, make the directory to which you copied the executables the current directory, then (being very careful to get the case of letters correct): </text:p>
      <text:list xml:id="list1905150775" text:style-name="L3">
        <text:list-item>
          <text:p text:style-name="P23">Enter the command </text:p>
          <text:p text:style-name="P38"><text:s text:c="4"/><text:span text:style-name="T27"><text:s text:c="4"/>java org.netrexx.process.NetRexxC hello</text:span></text:p>
          <text:p text:style-name="P23">This should run the NetRexx compiler, which first translates the NetRexx program hello.nrx to the Java program hello.java. It then invokes the default Java compiler (javac), to compile the file hello.java to make the binary class file hello.class. The intermediate .java file is then deleted, unless an error occurred or you asked for it to be kept.4 </text:p>
        </text:list-item>
        <text:list-item>
          <text:p text:style-name="P23">Enter the command </text:p>
          <text:p text:style-name="P39">java hello </text:p>
          <text:p text:style-name="P37">This runs (interprets the bytecodes in) the hello.class file, which should display a simple greeting. On some systems, you may first have to add the directory that contains the hello.class file to the CLASSPATH setting so Java can find it. </text:p>
        </text:list-item>
        <text:list-item>
          <text:p text:style-name="P23">With the sample scripts provided (NetRexxC.cmd, NetRexxC.bat, or NetRexxC.sh,), or the equivalent in the scripting language of your choice, the steps above can be combined into a simple single command such as: </text:p>
          <text:p text:style-name="P43"><text:s/><text:span text:style-name="T31">NetRexxC.sh –run hello</text:span></text:p>
          <text:p text:style-name="P23">This package also includes a trivial nrc, and matching nrc.cmd and nrc.bat scripts, which simply pass on their arguments to NetRexxC; “nrc” is just a shorter name that saves keystrokes, so for the last example you could type: </text:p>
          <text:p text:style-name="P43"><text:s text:c="8"/><text:span text:style-name="T31">nrc –run hello</text:span></text:p>
          <text:p text:style-name="P23">Note that scripts may be case-sensitive, and you will probably have to spell the name of the program exactly as it appears in the filename. Also, to use –run, you may need to omit the .nrx extension. </text:p>
          <text:p text:style-name="P23">You could also edit the appropriate nrc.cmd, nrc.bat, or nrc script and add your favourite “default” NetRexxC options there. For example, you might want to add the –prompt flag (described later) to save reloading the translator before every compilation. If you do change a <text:soft-page-break/>script, keep a backup copy so that if you install a new version of the NetRexx package you won’t overwrite your changes. </text:p>
        </text:list-item>
      </text:list>
      <text:p text:style-name="P12"/>
      <text:h text:style-name="Heading_20_1" text:outline-level="1"><text:bookmark text:name="__RefHeading__2375_1453098226"/>Using the NetRexx Translator<text:bookmark-end text:name="__RefHeading__2375_1453098226"/></text:h>
      <text:p text:style-name="P12">This section of the document tells you how to use the translator package. It assumes you have successfully installed Java and NetRexx, and have tested that the hello.nrx testcase can be compiled and run, as described in the <text:span text:style-name="T5">Testing the NetRexx Installation </text:span>section. </text:p>
      <text:p text:style-name="P12">The NetRexx translator may be used as a compiler or as an interpreter (or it can do both in a single run, so parsing and syntax checking are only carried out once). It can also be used as simply a syntax checker. </text:p>
      <text:p text:style-name="P12">When used as a compiler, the intermediate Java source code may be retained, if desired. Automatic formatting, and the inclusion of comments from the NetRexx source code are also options.</text:p>
      <text:p text:style-name="P12"/>
      <text:h text:style-name="Heading_20_1" text:outline-level="1">Using the Translator as a Compiler</text:h>
      <text:p text:style-name="P12">The installation instructions for the NetRexx translator describe how to use the package to compile and run a simple NetRexx program (hello.nrx). When using the translator in this way (as a compiler), the translator parses and checks the NetRexx source code, and if no errors were found then generates Java source code. This Java code (which is known to be correct) is then compiled into bytecodes (.class files) using a Java compiler. By default, the javac compiler in the Java toolkit is used. </text:p>
      <text:p text:style-name="P12">This section explains more of the options available to you when using the translator as a compiler. </text:p>
      <text:p text:style-name="P13">The translator command </text:p>
      <text:p text:style-name="P12">The translator is invoked by running a Java program (class) which is called org.netrexx.process.NetRexxC (“NetRexxC”, for short). This can be run by using the Java interpreter, for example, by the command: </text:p>
      <text:p text:style-name="P9"><text:s text:c="4"/><text:span text:style-name="T31">java org.netrexx.process.NetRexxC</text:span></text:p>
      <text:p text:style-name="P12">or by using a system-specific script (such as NetRexxC.cmd. or nrc.bat). In either case, the compiler invocation is followed by one or more file specifications (these are the names of the files containing the NetRexx source code for the programs to be compiled). </text:p>
      <text:p text:style-name="P12">File specifications may include a path; if no path is given then NetRexxC will look in the current (working) directory for the file. NetRexxC will add the extension .nrx to input program names (file specifications) if no extension was given. </text:p>
      <text:p text:style-name="P12">So, for example, to compile hello.nrx in the current directory, you could use any of: </text:p>
      <text:p text:style-name="P6"><text:s/><text:span text:style-name="T31"><text:s text:c="3"/>java org.netrexx.process.NetRexxC hello</text:span></text:p>
      <text:p text:style-name="P8"><text:s text:c="4"/>java orgnetrexx.process.NetRexxC hello.nrx</text:p>
      <text:p text:style-name="P8"><text:s text:c="4"/>NetRexxC hello.nrx</text:p>
      <text:p text:style-name="P10"><text:s text:c="4"/>nrc hello</text:p>
      <text:p text:style-name="P12">(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2">Here’s an example of compiling two programs, one of which is in the directory D:\myprograms: </text:p>
      <text:p text:style-name="P7">nrc hello d:\myprograms\test2.nrx </text:p>
      <text:p text:style-name="P12">In this case, again, the .class file for each program is placed in the current directory. </text:p>
      <text:p text:style-name="Text_20_body"><text:soft-page-break/><text:span text:style-name="T28">Note that when more than one program is specified, they are all compiled within the same class context. That is, they can “see” the classes, properties, and methods of the other programs being </text:span><text:span text:style-name="T28">compiled, much as though they were all in one file</text:span><text:span text:style-name="T28"><text:note text:id="ftn4" text:note-class="footnote"><text:note-citation>4</text:note-citation><text:note-body><text:p text:style-name="P16">The programs do, however, maintain their independence (that is, they may have different <text:span text:style-name="T4">options, import, </text:span>and <text:span text:style-name="T4">package </text:span>instructions). </text:p><text:p text:style-name="Footnote"/></text:note-body></text:note></text:span><text:span text:style-name="T28">.This allows mutually interdependent programs and classes to be compiled in a single operation. Note that if you use the </text:span><text:span text:style-name="T29">package </text:span><text:span text:style-name="T28">instruction you should also read the more detailed </text:span><text:span text:style-name="T30">Compiling multiple programs </text:span><text:span text:style-name="T28">section (see page 23). </text:span></text:p>
      <text:p text:style-name="P12">On completion, the NetRexxC class will exit with one of three return values: 0 if the compilation of all programs was successful, 1 if there were one or more Warnings, but no errors, and 2 if there were one or more Errors. </text:p>
      <text:p text:style-name="P12">As well as file names, you can also specify various option words, which are distinguished by the word being prefixed with “–”. These flagged words (or “flags”) may be any of the option words allowed on the NetRexx <text:span text:style-name="T4">options </text:span>instruction (see the NetRexx language documentation). These options words can be freely mixed with file specifications. To see a full list of options, execute the NetRexxC command without specifying any files. </text:p>
      <text:p text:style-name="P12">The translator also implements some additional option words, which control compilation features. These cannot be used on the <text:span text:style-name="T4">options </text:span>instruction, and are: </text:p>
      <text:p text:style-name="P7">-keep </text:p>
      <text:p text:style-name="P12">keep the intermediate .java file for each program. It is kept in the same directory as the NetRexx source file as xxx.java.keep, where xxx is the source file name. The file will also be kept automatically if the javac compilation fails for any reason. </text:p>
      <text:p text:style-name="P14">-nocompile </text:p>
      <text:p text:style-name="P12">do not compile (just translate). Use this option when you want to use a different Java compiler. The .java file for each program is kept in the same directory as the NetRexx source file, as the file xxx.java.keep (where xxx is the source file name). </text:p>
      <text:p text:style-name="P7">-noconsole </text:p>
      <text:p text:style-name="P12">do not display compiler messages on the console (command display screen). This is usually used with the savelog option. </text:p>
      <text:p text:style-name="P12">-savelog write compiler messages to the file NetRexxC.log, in the current directory. This is often used with the noconsole option. -time </text:p>
      <text:p text:style-name="P12">display translation, javac compile, and total times (for the sum of all programs processed). </text:p>
      <text:p text:style-name="P12">-run </text:p>
      <text:p text:style-name="P12">run the resulting Java class as a stand-alone application, provided that the compiation had no errors. (See note below.) </text:p>
      <text:p text:style-name="P12">Here are some examples: </text:p>
      <text:p text:style-name="P8"><text:s text:c="4"/>java org.netrexx.process.NetRexxC hello –keep –strictargs</text:p>
      <text:p text:style-name="P8"><text:s text:c="4"/>java org.netrexx.process.NetRexxC –keep hello wordclock</text:p>
      <text:p text:style-name="P8"><text:s text:c="4"/>java org.netrexx.process.NetRexxC hello wordclock –nocompile</text:p>
      <text:p text:style-name="P10"><text:soft-page-break/><text:s text:c="4"/>nrc hello</text:p>
      <text:p text:style-name="P8"><text:s text:c="4"/>nrc hello.nrx</text:p>
      <text:p text:style-name="P8"><text:s text:c="4"/>nrc –run hello</text:p>
      <text:p text:style-name="P6"><text:s text:c="4"/>nrc –run Spectrum –keep</text:p>
      <text:p text:style-name="P8"><text:s text:c="4"/>nrc hello –binary –verbose1</text:p>
      <text:p text:style-name="P10"><text:s text:c="4"/>nrc hello –noconsole –savelog –format –keep</text:p>
      <text:p text:style-name="P12">Option words may be specified in lowercase, mixed case, or uppercase. File specifications are platform-dependent and may be case sensitive, though NetRexxC will always prefer an exact case match over a mismatch. </text:p>
      <text:p text:style-name="P12"><text:span text:style-name="T4">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Compiling multiple programs and using packages </text:h>
      <text:p text:style-name="P12">When you specify more than one program for NetRexxC to compile, they are all compiled within the same class context: that is, they can “see” the classes, properties, and methods of the other programs being compiled, much as though they were all in one file. </text:p>
      <text:p text:style-name="P12">This allows mutually interdependent programs and classes to be compiled in a single operation. For example, consider the following two programs (assumed to be in your current directory, as the files X.nrx and Y.nrx): </text:p>
      <text:p text:style-name="P8"><text:s text:c="4"/>/* X.nrx */</text:p>
      <text:p text:style-name="P10"><text:s text:c="4"/>class X</text:p>
      <text:p text:style-name="P14">why=Y null </text:p>
      <text:p text:style-name="P8"><text:s text:c="4"/>/* Y.nrx */</text:p>
      <text:p text:style-name="P10"><text:s text:c="4"/>class Y</text:p>
      <text:p text:style-name="P14">exe=X null </text:p>
      <text:p text:style-name="P12">Each contains a reference to the other, so neither can be compiled in isolation. However, if you compile them together, using the command: </text:p>
      <text:p text:style-name="P7">nrc X Y </text:p>
      <text:p text:style-name="P12">then the cross-references will be resolved correctly. </text:p>
      <text:p text:style-name="P12">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oft-page-break/><text:span text:style-name="T28">This example works as you would expect for programs that are not in packages. There’s a restriction, though, if the classes you are compiling </text:span><text:span text:style-name="T30">are </text:span><text:span text:style-name="T28">in packages (that is, they include a </text:span><text:span text:style-name="T29">package </text:span><text:span text:style-name="T28">instruction). Currently, NetRexxC uses the javac compiler to generate the .class files, and for mutually-dependent files like these, javac requires that the source files be in the Java CLASSPATH, in the sub-directory described by the </text:span><text:span text:style-name="T29">package </text:span><text:span text:style-name="T28">instruction. </text:span></text:p>
      <text:p text:style-name="P12">So, for example, if your project is based on the tree: </text:p>
      <text:p text:style-name="P9"><text:s/><text:span text:style-name="T31"><text:s text:c="3"/>D:\myproject</text:span></text:p>
      <text:p text:style-name="P12">then if the two programs above specified a package, thus: </text:p>
      <text:p text:style-name="P8"><text:s text:c="4"/>/* X.nrx */</text:p>
      <text:p text:style-name="P8"><text:s text:c="4"/>package foo.bar</text:p>
      <text:p text:style-name="P10"><text:s text:c="4"/>class X</text:p>
      <text:p text:style-name="P14">why=Y null </text:p>
      <text:p text:style-name="P8"><text:s text:c="4"/>/* Y.nrx */</text:p>
      <text:p text:style-name="P8"><text:s text:c="4"/>package foo.bar</text:p>
      <text:p text:style-name="P10"><text:s text:c="4"/>class Y</text:p>
      <text:p text:style-name="P14">exe=X null </text:p>
      <text:p text:style-name="P12">then: </text:p>
      <text:list xml:id="list195790277" text:style-name="L4">
        <text:list-item>
          <text:p text:style-name="P24">You should put these source files in the directory: D:\myproject\foo\bar </text:p>
        </text:list-item>
        <text:list-item>
          <text:p text:style-name="P24">The directory D:\myproject should appear in your CLASSPATH setting (if you don’t do this, javac will complain that it cannot find one or other of the classes). </text:p>
        </text:list-item>
        <text:list-item>
          <text:p text:style-name="P24">You should then make the current directory be D:\myproject\foo\bar and then compile the programs using the command “nrc X Y”, as above. </text:p>
        </text:list-item>
      </text:list>
      <text:p text:style-name="P12">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3">Notes: </text:p>
      <text:list xml:id="list2157613604" text:style-name="L5">
        <text:list-item>
          <text:p text:style-name="P25">When java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25">If a class is abstract or is an adapter class then it should be placed in the list before any classes that extend it (as otherwise any automatically generated methods will not be visible to the subclasses). </text:p>
        </text:list-item>
      </text:list>
      <text:p text:style-name="P13">Compiling from another program </text:p>
      <text:p text:style-name="P12">The translator may be called from a NetRexx or Java program directly, by invoking the main method in the org.netrexx.process.NetRexxC class described as follows: </text:p>
      <text:p text:style-name="P10"><text:soft-page-break/><text:s text:c="4"/>method main(arg=Rexx, log=PrintWriter null) static returns int</text:p>
      <text:p text:style-name="P12">The Rexx string passed to the method can be any combination of program names and options (except –run), as described above. Program names may optionally be enclosed in double-quote characters (and must be if the name includes any blanks in its specifica- tion). </text:p>
      <text:p text:style-name="P12"><text:span text:style-name="T4">Version 2.00 </text:span>Copyright (c) IBM Corporation 1996, 2000. All rights reserved. <text:span text:style-name="T4">24 </text:span></text:p>
      <text:p text:style-name="P12">A sample NetRexx program that invokes the NetRexx compiler to compile a program called test is: </text:p>
      <text:p text:style-name="P8"><text:s text:c="4"/>/* compiletest.nrx */</text:p>
      <text:p text:style-name="P8"><text:s text:c="4"/>s='test –keep –verbose4 –utf8'</text:p>
      <text:p text:style-name="P10"><text:s text:c="4"/>say org.netrexx.process.NetRexxC.main(s)</text:p>
      <text:p text:style-name="P12">Alternatively, the compiler may be called using the method: </text:p>
      <text:p text:style-name="P9"><text:s/><text:span text:style-name="T31"><text:s text:c="3"/>method main2(arg=String[], log=PrintWriter null) static returns int</text:span></text:p>
      <text:p text:style-name="P12">in which case each element of the arg array must contain either a name or an option (except –run, as before). In this case, names must <text:span text:style-name="T5">not </text:span>be enclosed in double-quote char- acters, and may contain blanks. </text:p>
      <text:p text:style-name="P12">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2"><text:span text:style-name="T4">Note: </text:span>NetRexxC is thread-safe (the only static properties are constants), but it is not known whether all implementations of javac are thread-safe. Hence the invocation of multiple instances of NetRexxC on different threads should probably specify –nocompile, for safety. </text:p>
      <text:p text:style-name="Text_20_body"/>
      <text:h text:style-name="Heading_20_1" text:outline-level="1">Using the prompt option</text:h>
      <text:p text:style-name="P11"><text:span text:style-name="T15">The </text:span><text:span text:style-name="T20">prompt </text:span><text:span text:style-name="T15">option may be be used for interactive invocation of the translator. This requests that the processor not be ended after a file (or set of files) has been processed. Instead, you will be prompted to enter a new request. This can either repeat the process (perhaps if you have altered the source in the meantime), specify a new set of files, or alter the processing options. </text:span></text:p>
      <text:p text:style-name="P11"><text:span text:style-name="T15">On the second and subsequent runs, the processor will re-use class information loaded on the first run. Also, the classes of the processor itself (and the </text:span><text:span text:style-name="T19">javac </text:span><text:span text:style-name="T15">compiler, if used) will not need to be verified and JIT-compiled again. These savings allow extremely fast processing, as much as fifty times faster than the first run for small programs. </text:span></text:p>
      <text:p text:style-name="P11"><text:span text:style-name="T15">When you specify </text:span>–<text:span text:style-name="T19">prompt </text:span><text:span text:style-name="T15">on a NetRexxC command, the NetRexx program (or programs) will initially be processed as usual, according to the other flags specified. Once processing is complete, you will be prompted thus: </text:span></text:p>
      <text:p text:style-name="P11"><text:s text:c="4"/><text:span text:style-name="T19">Enter new files and additional options, '=' to repeat, 'exit' to end:</text:span></text:p>
      <text:p text:style-name="P11">At this point, you may enter: </text:p>
      <text:list xml:id="list2032561443" text:style-name="L7">
        <text:list-item>
          <text:p text:style-name="P28">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28">Additional flags (without any new files): the previous process, modified by the new flags, is repeated, on the same files as before. Note that flags are accumulated; that is, flags are not reset to defaults between prompts. </text:p>
        </text:list-item>
        <text:list-item>
          <text:p text:style-name="P28">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28">The word “exit”, which causes NetRexxC to cease execution without any more prompts. </text:p>
        </text:list-item>
        <text:list-item>
          <text:p text:style-name="P28">Nothing (just press Enter or the equivalent) – usage hints, including the full list of possible options, <text:span text:style-name="T5">etc., </text:span>are displayed and you are then prompted again. </text:p>
        </text:list-item>
      </text:list>
      <text:p text:style-name="P11"/>
      <text:h text:style-name="Heading_20_1" text:outline-level="1">Using the translator as an Interpreter</text:h>
      <text:p text:style-name="P12">In addition to being used as a compiler, the translator also includes a true NetRexx interpreter, allowing NetRexx programs to be run on the Java 2 (1.2) platform without needing a compiler or generating .class files. </text:p>
      <text:p text:style-name="P12">The startup time for running programs can therefore be significantly reduced as no Java source code or compilation is needed, and also the interpreter can give better runtime support (for example, exception tracebacks are localized to the programs being inter- preted, and the location of an exception will be identified often to the nearest token in a term or expression). </text:p>
      <text:p text:style-name="P12">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Interpreting programs </text:h>
      <text:p text:style-name="P12">The NetRexx interpreter is currently designed to be fully compatible with NetRexx pro- grams compiled conventionally. There are some minor restrictions (see page 35), but in general any program that NetRexxC can compile without error should run. In particular, multiple programs, threads, event listeners, callbacks, and Minor (inner) classes are fully supported. </text:p>
      <text:p text:style-name="P12">To use the interpreter, use the NetRexxC command as usual and specify either of the following command options (flags): </text:p>
      <text:p text:style-name="P12">-exec </text:p>
      <text:p text:style-name="P12">after parsing, execute (interpret) the program or programs by calling the static main(String[]) method on the first class, with an empty array of strings as the argument. (If there is no suitable main method an error will be reported.) </text:p>
      <text:p text:style-name="P6">-arg words...</text:p>
      <text:p text:style-name="P12">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2">When any of –exec, –arg, or –noarg is specified, NetRexxC will first parse and check the programs listed on the command. If no error was found, it will then run them by invoking the main method of the first class interpretively. </text:p>
      <text:p text:style-name="P12">Before the run starts, a line similar to: </text:p>
      <text:p text:style-name="P6"><text:soft-page-break/><text:s text:c="4"/>===== Exec: hello =====</text:p>
      <text:p text:style-name="P12">will be displayed (you can stop this and other progress indicators being displayed by using the –verbose0 flag, as usual). </text:p>
      <text:p text:style-name="P12">Finally, after interpretation is complete, the programs are compiled in the usual way, unless –nojava7 or –nocompile was specified. </text:p>
      <text:p text:style-name="P12">For example, to interpret the “hello world” program without compilation, the command: </text:p>
      <text:p text:style-name="P6"><text:s text:c="4"/>nrc hello –exec –nojava</text:p>
      <text:p text:style-name="P12">can be used. If you are likely to want to re-interpret the program (for example, after changing the source file) then also specify the –prompt flag, as described above. This will give very much better performance on the second and subsequent interpretations. </text:p>
      <text:p text:style-name="P12">Similarly, the command: </text:p>
      <text:p text:style-name="P12">nrc hello –nojava –arg Hi Fred! would invoke the program, passing the words “Hi Fred!” as the argument to the program </text:p>
      <text:p text:style-name="P12">(you might want to add the line “say arg” to the program to demonstrate this). You can also invoke the interpreter directly from another NetRexx or Java program, as </text:p>
      <text:p text:style-name="P12">described in the <text:span text:style-name="T5">Using the NetRexxA API </text:span>section (see page 30). </text:p>
      <text:h text:style-name="Heading_20_3" text:outline-level="3"><text:span text:style-name="T4">Interpreting </text:span>– <text:span text:style-name="T4">Hints and Tips </text:span></text:h>
      <text:p text:style-name="P12">When using the translator as an interpreter, you may find these hints useful: </text:p>
      <text:list xml:id="list350114588" text:style-name="L8">
        <text:list-item>
          <text:p text:style-name="P31">If you can, use the –prompt command line option (see above). This will allow very rapid re-interpretation of programs after changing their source. </text:p>
        </text:list-item>
        <text:list-item>
          <text:p text:style-name="P31">If you don’t want the programs to be compiled after interpretation, specify the –nojava option, unless you want the Java source code to be generated in any case (in which case specify –nocompile, which implies –keep). </text:p>
        </text:list-item>
        <text:list-item>
          <text:p text:style-name="P31">By default, NetRexxC runs fairly “noisily” (with a banner and logo display, and progress of parsing being shown). To turn off these messages during parsing (except error reports and warnings) use the –verbose0 flag. </text:p>
        </text:list-item>
        <text:list-item>
          <text:p text:style-name="P31">If you are watching NetRexx trace output while interpreting, it is often a good idea to use the –trace1 flag. This directs trace output to the standard output stream, which will ensure that trace output and other output (for example, from <text:span text:style-name="T4">say </text:span>instructions) are synchronized. </text:p>
        </text:list-item>
        <text:list-item>
          <text:p text:style-name="P31">Use the NetRexx <text:span text:style-name="T4">exit </text:span>instruction (rather than the System.exit() method call) to end windowing (AWT) applications which are to be interpreted. This will allow the interpreter to correctly determine when the application has ended. This is discussed further in the <text:span text:style-name="T5">Interpreter restrictions </text:span>section (see page xx).<text:span text:style-name="T4"> </text:span></text:p>
        </text:list-item>
      </text:list>
      <text:h text:style-name="Heading_20_3" text:outline-level="3"><text:span text:style-name="T25">I</text:span><text:span text:style-name="T34">nterpreting </text:span><text:span text:style-name="T35">– </text:span><text:span text:style-name="T34">Performance </text:span></text:h>
      <text:p text:style-name="P12">The initial release of the interpreter, in the NetRexx 2.0 reference implementation, directly and efficiently interprets NetRexx instructions. However, to assure the stability of the code, terms and expressions within instructions are currently fully re-parsed and checked each time they are executed. <text:soft-page-break/>This has the effect of slowing the execution of terms and expressions significantly; performance measurements on the initial release are therefore unlikely to be representative of later versions that might be released in the future. </text:p>
      <text:p text:style-name="P12">For example, at present a loop controlled using “loop for 1000” will be interpreted around 50 times faster than a loop controlled by “loop i=1 to 1000”, even in a binary method, because the latter requires an expression evaluation each time around the loop. </text:p>
      <text:p text:style-name="P12"/>
      <text:h text:style-name="Heading_20_1" text:outline-level="1">Using the NetRexxA API</text:h>
      <text:p text:style-name="P12">As described elsewhere, the simplest way to use the NetRexx interpreter is to use the command interface (NetRexxC) with the –exec or –arg flags. There is a also a more direct way to use the interpreter when calling it from another NetRexx (or Java) program, as described here. This way is called the <text:span text:style-name="T5">NetRexxA Application Programming Interface </text:span>(API). </text:p>
      <text:p text:style-name="P12">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132677565" text:style-name="L9">
        <text:list-item>
          <text:p text:style-name="P32">Construct the interpreter object by invoking the constructor NetRexxA(). At this point, the environment’s classpath is inspected and known compiled packages and extensions are identified. </text:p>
        </text:list-item>
        <text:list-item>
          <text:p text:style-name="P32">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32">At this point, the classes in the programs are ready for use. To invoke a method on one, or construct an instance of a class, or array, <text:span text:style-name="T5">etc., </text:span>the Java reflection API (in java.lang and java.lang.reflect) is used in the usual way, working on the Class objects created by the interpreter. To locate these Class objects, the API’s getClassObject method must be used. </text:p>
        </text:list-item>
      </text:list>
      <text:p text:style-name="P12">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2">Here’s a simple example, a program that invokes the main method of the hello.nrx program’s class: </text:p>
      <text:p text:style-name="Preformatted_20_Text"><text:s text:c="4"/>–– <text:span text:style-name="T18">Try the NetRexxA interface</text:span></text:p>
      <text:p text:style-name="Preformatted_20_Text"><text:s text:c="4"/><text:span text:style-name="T18">options binary</text:span></text:p>
      <text:p text:style-name="Preformatted_20_Text"><text:span text:style-name="T18">import COM.ibm.netrexx.process.NetRexxA</text:span></text:p>
      <text:p text:style-name="P40">interpreter=NetRexxA()</text:p>
      <text:p text:style-name="P40">files=['hello.nrx']</text:p>
      <text:p text:style-name="P40">flags=['nocrossref', 'verbose0']</text:p>
      <text:p text:style-name="P40"><text:soft-page-break/>interpreter.parse(files, flags)</text:p>
      <text:p text:style-name="Preformatted_20_Text">–– <text:span text:style-name="T18">make interpreter</text:span></text:p>
      <text:p text:style-name="Preformatted_20_Text">–– <text:span text:style-name="T18">a file to interpret</text:span></text:p>
      <text:p text:style-name="Preformatted_20_Text">–– <text:span text:style-name="T18">flags, for example</text:span></text:p>
      <text:p text:style-name="Preformatted_20_Text">–– <text:span text:style-name="T18">parse the file(s), using the flags</text:span></text:p>
      <text:p text:style-name="Preformatted_20_Text"><text:s text:c="4"/><text:span text:style-name="T18">helloClass=interpreter.getClassObject(null, 'hello') </text:span>–– <text:span text:style-name="T18">find the hello Class</text:span></text:p>
      <text:p text:style-name="Preformatted_20_Text"><text:s text:c="4"/>–– <text:span text:style-name="T18">find the 'main' method; it takes an array of Strings as its argument</text:span></text:p>
      <text:p text:style-name="Preformatted_20_Text"><text:s text:c="4"/><text:span text:style-name="T18">classes=[interpreter.getClassObject('java.lang', 'String', 1)]</text:span></text:p>
      <text:p text:style-name="Preformatted_20_Text"><text:s text:c="4"/><text:span text:style-name="T18">mainMethod=helloClass.getMethod('main', classes)</text:span></text:p>
      <text:p text:style-name="Preformatted_20_Text"><text:s text:c="4"/>–– <text:span text:style-name="T18">now invoke it, with a null instance (it's static) and an empty String array</text:span></text:p>
      <text:p text:style-name="Preformatted_20_Text"><text:s text:c="4"/><text:span text:style-name="T18">values=[Object String[0]]</text:span></text:p>
      <text:p text:style-name="Preformatted_20_Text"><text:s text:c="4"/><text:span text:style-name="T18">loop for 10 </text:span><text:s text:c="3"/>–– <text:span text:style-name="T18">let's call it ten times, for fun...</text:span></text:p>
      <text:p text:style-name="Preformatted_20_Text"><text:s text:c="6"/><text:span text:style-name="T18">mainMethod.invoke(null, values)</text:span></text:p>
      <text:p text:style-name="P33">end </text:p>
      <text:p text:style-name="P12">Compiling and running (or interpreting!) this example program will illustrate some important points, especially if a <text:span text:style-name="T4">trace all </text:span>instruction is added near the top. First, the performance of the interpreter (or indeed the compiler) is dominated by JVM and other start-up costs; constructing the interpreter is expensive as the classpath has to be searched for duplicate classes, <text:span text:style-name="T5">etc. </text:span>Similarly, the first call to the parse method is slow because of the time taken to load, verify, and JIT-compile the classes that comprise the interpreter. After that point, however, only newly-referenced classes require loading, and execution will be very much faster. </text:p>
      <text:p text:style-name="P12">The remainder of this section describes the constructor and the two methods of the NetRexxA class in more detail. </text:p>
      <text:h text:style-name="Heading_20_3" text:outline-level="3">The NetRexxA constructor </text:h>
      <text:p text:style-name="P18">Syntax: </text:p>
      <text:p text:style-name="P33">NetRexxA() </text:p>
      <text:p text:style-name="P18">This constructor takes no arguments and builds an interpeter object. This process includes checking the classpath and other libraries known to the JVM and identifying classes and packages which are available. </text:p>
      <text:h text:style-name="Heading_20_3" text:outline-level="3"><text:soft-page-break/>The parse method </text:h>
      <text:p text:style-name="P18">Syntax: </text:p>
      <text:p text:style-name="Preformatted_20_Text"><text:s text:c="4"/><text:span text:style-name="T18">parse(files=String[], flags=String[]) returns boolean</text:span></text:p>
      <text:p text:style-name="P12">The parse method takes two arrays of Strings. The first array contains a list of one or more file specifications, one in each element of the array; these specify the files that are to be parsed and made ready for interpretation. </text:p>
      <text:p text:style-name="P12">The second array is a list of zero or more option words; these may be any option words understood by the interpreter (but excluding those known only to the NetRexxC com- mand interface, such as time).8 The parse method prefixes the nojava flag automatically, to prevent .java files being created inadvertently. In the example, nocrossref is sup- plied to stop a cross-reference file being written, and verbose0 is added to prevent the logo and other progress displays appearing. </text:p>
      <text:p text:style-name="P12">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he getClassObject method </text:h>
      <text:p text:style-name="P18">Syntax: </text:p>
      <text:p text:style-name="Preformatted_20_Text"><text:s text:c="4"/><text:span text:style-name="T18">getClassObject(package=String, name=String [,dimension=int]) returns Class</text:span></text:p>
      <text:p text:style-name="P12">This method lets you obtain a Class object (an object of type java.lang.Class) repres- enting a class (or array) known to the interpreter, including those newly parsed by a parse instruction. </text:p>
      <text:p text:style-name="P12">The first argument, package, specifies the package name (for example, “com.ibm.math”). For a class which is not in a package, null should be used (not the empty string, ''). </text:p>
      <text:p text:style-name="P12">The second argument, name, specifies the class name (for example, “BigDecimal”). For a minor (inner) class, this may have more than one part, separated by dots. </text:p>
      <text:p text:style-name="P12">The third, optional, argument, specifies the number of dimensions of the requested class object. If greater than zero, the returned class object will describe an array with the specified number of dimensions. This argument defaults to the value 0. </text:p>
      <text:p text:style-name="P12">An example of using the dimension argument is shown above where the java.lang.String[] array Class object is requested. </text:p>
      <text:p text:style-name="P12">Once a Class object has been retrieved from the interpreter it may be used with the Java reflection API as usual. The Class objects returned are only valid until the parse method is next invoked. </text:p>
      <text:p text:style-name="P12"/>
      <text:h text:style-name="Heading_20_1" text:outline-level="1"><text:reference-mark text:name="refnlrset"/></text:h>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1032_867219443"/>Index<text:bookmark-end text:name="__RefHeading__1032_867219443"/></text:h>
          </text:index-title>
          <text:p text:style-name="P3">A</text:p>
          <text:p text:style-name="P1">ABBREV method <text:s text:c="4"/><text:span text:style-name="Page_20_Number">10</text:span></text:p>
          <text:p text:style-name="P1">Abbreviations <text:s text:c="4"/></text:p>
          <text:p text:style-name="P4">testing with ABBREV method <text:s text:c="4"/><text:span text:style-name="Page_20_Number">10</text:span></text:p>
          <text:p text:style-name="P1">ABS method <text:s text:c="4"/><text:span text:style-name="Page_20_Number">10</text:span></text:p>
          <text:p text:style-name="P1">Absolute <text:s text:c="4"/></text:p>
          <text:p text:style-name="P4">value, finding using ABS method <text:s text:c="4"/><text:span text:style-name="Page_20_Number">10</text:span></text:p>
          <text:p text:style-name="P1">Arguments <text:s text:c="4"/></text:p>
          <text:p text:style-name="P4">on METHOD instruction <text:s text:c="4"/><text:span text:style-name="Page_20_Number">7</text:span></text:p>
          <text:p text:style-name="P4">provided by caller <text:s text:c="4"/><text:span text:style-name="Page_20_Number">7</text:span></text:p>
          <text:p text:style-name="P3">B</text:p>
          <text:p text:style-name="P1">B2X method <text:s text:c="4"/><text:span text:style-name="Page_20_Number">10</text:span></text:p>
          <text:p text:style-name="P1">Binary <text:s text:c="4"/></text:p>
          <text:p text:style-name="P4">conversion to hexadecimal <text:s text:c="4"/><text:span text:style-name="Page_20_Number">10</text:span></text:p>
          <text:p text:style-name="P1">Body <text:s text:c="4"/></text:p>
          <text:p text:style-name="P4">of methods <text:s text:c="4"/><text:span text:style-name="Page_20_Number">7</text:span></text:p>
          <text:p text:style-name="P1">Built-in methods <text:s text:c="4"/><text:span text:style-name="Page_20_Number">9</text:span></text:p>
          <text:p text:style-name="P1">Built-in methods <text:s text:c="4"/></text:p>
          <text:p text:style-name="P4">see Method, built-in <text:s text:c="4"/><text:span text:style-name="Page_20_Number">9</text:span></text:p>
          <text:p text:style-name="P3">C</text:p>
          <text:p text:style-name="P1">Constructors <text:s text:c="4"/><text:span text:style-name="Page_20_Number">7</text:span></text:p>
          <text:p text:style-name="P4">method <text:s text:c="4"/><text:span text:style-name="Page_20_Number">7</text:span></text:p>
          <text:p text:style-name="P1">Conversion <text:s text:c="4"/></text:p>
          <text:p text:style-name="P4">binary to hexadecimal <text:s text:c="4"/><text:span text:style-name="Page_20_Number">10</text:span></text:p>
          <text:p text:style-name="P3">I</text:p>
          <text:p text:style-name="P1">Instructions <text:s text:c="4"/></text:p>
          <text:p text:style-name="P4">METHOD <text:s text:c="4"/><text:span text:style-name="Page_20_Number">7</text:span></text:p>
          <text:p text:style-name="P3">M</text:p>
          <text:p text:style-name="P1">Mathematical method <text:s text:c="4"/></text:p>
          <text:p text:style-name="P4">ABS <text:s text:c="4"/><text:span text:style-name="Page_20_Number">10</text:span></text:p>
          <text:p text:style-name="P1">Method <text:s text:c="4"/></text:p>
          <text:p text:style-name="P4">body of <text:s text:c="4"/><text:span text:style-name="Page_20_Number">7</text:span></text:p>
          <text:p text:style-name="P4">short name of <text:s text:c="4"/><text:span text:style-name="Page_20_Number">7</text:span></text:p>
          <text:p text:style-name="P4">starting <text:s text:c="4"/><text:span text:style-name="Page_20_Number">7</text:span></text:p>
          <text:p text:style-name="P1">METHOD instruction <text:s text:c="4"/><text:span text:style-name="Page_20_Number">7</text:span></text:p>
          <text:p text:style-name="P4">see program structure <text:s text:c="4"/><text:span text:style-name="Page_20_Number">7</text:span></text:p>
          <text:p text:style-name="P1">Method, built-in <text:s text:c="4"/></text:p>
          <text:p text:style-name="P4">ABBREV <text:s text:c="4"/><text:span text:style-name="Page_20_Number">10</text:span></text:p>
          <text:p text:style-name="P4">ABS <text:s text:c="4"/><text:span text:style-name="Page_20_Number">10</text:span></text:p>
          <text:p text:style-name="P4">B2X <text:s text:c="4"/><text:span text:style-name="Page_20_Number">10</text:span></text:p>
          <text:p text:style-name="P1">Methods <text:s text:c="4"/></text:p>
          <text:p text:style-name="P4">arguments of <text:s text:c="4"/><text:span text:style-name="Page_20_Number">7</text:span></text:p>
          <text:p text:style-name="P4">built-in <text:s text:c="4"/><text:span text:style-name="Page_20_Number">9</text:span></text:p>
          <text:p text:style-name="P4">constructor <text:s text:c="4"/><text:span text:style-name="Page_20_Number">7</text:span></text:p>
          <text:p text:style-name="P4">NetRexx <text:s text:c="4"/><text:span text:style-name="Page_20_Number">9</text:span></text:p>
          <text:p text:style-name="P3">P</text:p>
          <text:p text:style-name="P1">Packing a string <text:s text:c="4"/></text:p>
          <text:p text:style-name="P4">with B2X <text:s text:c="4"/><text:span text:style-name="Page_20_Number">10</text:span></text:p>
          <text:p text:style-name="P3">R</text:p>
          <text:p text:style-name="P1">Rexx <text:s text:c="4"/></text:p>
          <text:p text:style-name="P4">class <text:s text:c="4"/></text:p>
          <text:p text:style-name="P5">methods of <text:s text:c="4"/><text:span text:style-name="Page_20_Number">9</text:span></text:p>
          <text:p text:style-name="P3">S</text:p>
          <text:p text:style-name="P1">Short name <text:s text:c="4"/></text:p>
          <text:p text:style-name="P4">of methods <text:s text:c="4"/><text:span text:style-name="Page_20_Number">7</text:span></text:p>
          <text:p text:style-name="P3">T</text:p>
          <text:p text:style-name="P1">Text formatting <text:s text:c="4"/></text:p>
          <text:p text:style-name="P4">see Formatting <text:s text:c="4"/><text:span text:style-name="Page_20_Number">9</text:span></text:p>
          <text:p text:style-name="P4">see Words <text:s text:c="4"/><text:span text:style-name="Page_20_Number">9</text:span></text:p>
          <text:p text:style-name="P3">U</text:p>
          <text:p text:style-name="P1">Utility methods <text:s text:c="4"/><text:span text:style-name="Page_20_Number">9</text:span></text:p>
          <text:p text:style-name="P3">W</text:p>
          <text:p text:style-name="P1">Word processing <text:s text:c="4"/></text:p>
          <text:p text:style-name="P4">see Formatting <text:s text:c="4"/><text:span text:style-name="Page_20_Number">9</text:span></text:p>
          <text:p text:style-name="P4">see Words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ArialMT" svg:font-family="ArialMT" style:font-family-generic="swiss"/>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499cm"/>
      <style:text-properties style:font-name="Times New Roman" fo:font-size="11pt" style:font-name-asian="Courier New" style:font-size-asian="11pt" style:font-name-complex="Courier New" style:font-size-complex="11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Using the NetRexxA API</text:chapter></text:span><text:tab/><text:span text:style-name="MT1"><text:page-number style:num-format="1" text:select-page="current">37</text:page-number></text:span></text:p>
      </style:footer>
      <style:footer-left>
        <text:user-field-decls>
          <text:user-field-decl office:value-type="string" office:string-value="Version 3.01" text:name="footstatus"/>
        </text:user-field-decls>
        <text:p text:style-name="Footer"><text:span text:style-name="MT1"><text:page-number text:select-page="current">37</text:page-number></text:span><text:span text:style-name="MT1"><text:tab/></text:span><text:span text:style-name="MT3"><text:chapter text:display="name" text:outline-level="1">Using the NetRexxA API</text:chapter></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37</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8-29T14:53:56</dc:date>
    <dc:title>NetRexx 3</dc:title>
    <dc:subject>Version 3.00</dc:subject>
    <dc:description>Copyright (c) Mike Cowlishaw  1979, 2009.
 
Converted from GML (NRL markup) 2009.05.22 11:34:56</dc:description>
    <dc:language>en-gb</dc:language>
    <meta:editing-cycles>40</meta:editing-cycles>
    <meta:editing-duration>PT9H11M12S</meta:editing-duration>
    <meta:document-statistic meta:table-count="0" meta:image-count="0" meta:object-count="0" meta:page-count="37" meta:paragraph-count="351" meta:word-count="5723" meta:character-count="35424"/>
    <meta:hyperlink-behaviour office:target-frame-name="_blank" xlink:show="new"/>
  </office:meta>
</office:document-meta>
</file>